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uno: ana.rodrigues</text:p>
      <text:p text:style-name="Standard">IP: 10.61.49.116</text:p>
      <text:p text:style-name="Standard">Aluno: angel.rodriguez</text:p>
      <text:p text:style-name="Standard">IP: 10.61.49.125</text:p>
      <text:p text:style-name="Standard">Aluno: caua.goncalves</text:p>
      <text:p text:style-name="Standard">IP: 10.61.49.134</text:p>
      <text:p text:style-name="Standard">Aluno: davi.sodre</text:p>
      <text:p text:style-name="Standard">IP: 10.61.49.136</text:p>
      <text:p text:style-name="Standard">Aluno: davi.rosa</text:p>
      <text:p text:style-name="Standard">IP: 10.61.49.139</text:p>
      <text:p text:style-name="Standard">Aluno: eduardo.oliveira</text:p>
      <text:p text:style-name="Standard">IP: 10.61.49.142</text:p>
      <text:p text:style-name="Standard">Aluno: elainne.rohs</text:p>
      <text:p text:style-name="Standard">IP: 10.61.49.144</text:p>
      <text:p text:style-name="Standard">Aluno: felipe.silva</text:p>
      <text:p text:style-name="Standard">IP: 10.61.49.150</text:p>
      <text:p text:style-name="Standard">Aluno: gabriel.dias</text:p>
      <text:p text:style-name="Standard">IP: 10.61.49.152</text:p>
      <text:p text:style-name="Standard">Aluno: joana.fontes</text:p>
      <text:p text:style-name="Standard">IP: 10.61.49.176</text:p>
      <text:p text:style-name="Standard">Aluno: joao.oliveira</text:p>
      <text:p text:style-name="Standard">IP: 10.61.49.178</text:p>
      <text:p text:style-name="Standard">Aluno: jordana.martinelli</text:p>
      <text:p text:style-name="Standard">IP: 10.61.49.180</text:p>
      <text:p text:style-name="Standard">Aluno: jose.dresch</text:p>
      <text:p text:style-name="Standard">IP: 10.61.49.182</text:p>
      <text:p text:style-name="Standard">Aluno: larissa.freitas</text:p>
      <text:p text:style-name="Standard">IP: 10.61.49.184</text:p>
      <text:p text:style-name="Standard">Aluno: larissa.ribeiro</text:p>
      <text:p text:style-name="Standard">IP: 10.61.49.186</text:p>
      <text:p text:style-name="Standard">Aluno: luis.fonseca</text:p>
      <text:p text:style-name="Standard">IP: 10.61.49.188</text:p>
      <text:p text:style-name="Standard">Aluno: pedro.leal</text:p>
      <text:p text:style-name="Standard">IP: 10.61.49.190</text:p>
      <text:p text:style-name="Standard">Aluno: pedro.trajano</text:p>
      <text:p text:style-name="Standard">IP: 10.61.49.192</text:p>
      <text:p text:style-name="Standard">Aluno: pedro.freitas</text:p>
      <text:p text:style-name="Standard">IP: 10.61.49.195</text:p>
      <text:p text:style-name="Standard">Aluno: phelipe.silva</text:p>
      <text:p text:style-name="Standard">IP: 10.61.49.197</text:p>
      <text:p text:style-name="Standard">Aluno: renzo.vecchioni</text:p>
      <text:p text:style-name="Standard">IP: 10.61.49.199</text:p>
      <text:p text:style-name="Standard">Aluno: ruda.brandao</text:p>
      <text:p text:style-name="Standard">IP: 10.61.49.201</text:p>
      <text:p text:style-name="Standard">Aluno: wesley.silva</text:p>
      <text:p text:style-name="Standard">IP: 10.61.49.202</text:p>
      <text:p text:style-name="Standard">Aluno: yuri.fagundes</text:p>
      <text:p text:style-name="Standard">IP: 10.61.49.20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lávio Coelho</meta:initial-creator>
    <meta:creation-date>2025-03-19T10:08:19.683618021</meta:creation-date>
    <dc:date>2025-03-19T10:16:48.450454795</dc:date>
    <dc:creator>Flávio Coelho</dc:creator>
    <meta:editing-duration>PT8M29S</meta:editing-duration>
    <meta:editing-cycles>1</meta:editing-cycles>
    <meta:document-statistic meta:table-count="0" meta:image-count="0" meta:object-count="0" meta:page-count="1" meta:paragraph-count="48" meta:word-count="96" meta:character-count="862" meta:non-whitespace-character-count="814"/>
    <meta:generator>LibreOffice/24.8.5.2$Linux_X86_64 LibreOffice_project/480$Build-2</meta:generator>
  </office:meta>
</office:document-meta>
</file>